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df3" officeooo:paragraph-rsid="00098488"/>
    </style:style>
    <style:style style:name="P2" style:family="paragraph" style:parent-style-name="Standard">
      <style:text-properties officeooo:rsid="00169256" officeooo:paragraph-rsid="00098488"/>
    </style:style>
    <style:style style:name="P3" style:family="paragraph" style:parent-style-name="Standard">
      <style:text-properties officeooo:rsid="00055c31" officeooo:paragraph-rsid="00098488"/>
    </style:style>
    <style:style style:name="P4" style:family="paragraph" style:parent-style-name="Standard">
      <style:text-properties fo:font-weight="normal" officeooo:rsid="001aa1b0" officeooo:paragraph-rsid="00098488" style:font-weight-asian="normal" style:font-weight-complex="normal"/>
    </style:style>
    <style:style style:name="P5" style:family="paragraph" style:parent-style-name="Standard">
      <style:text-properties fo:font-weight="normal" officeooo:rsid="00096f88" officeooo:paragraph-rsid="00098488" style:font-weight-asian="normal" style:font-weight-complex="normal"/>
    </style:style>
    <style:style style:name="P6" style:family="paragraph" style:parent-style-name="Standard">
      <style:text-properties fo:font-weight="normal" officeooo:rsid="00055c31" officeooo:paragraph-rsid="00098488" style:font-weight-asian="normal" style:font-weight-complex="normal"/>
    </style:style>
    <style:style style:name="P7" style:family="paragraph" style:parent-style-name="Standard">
      <style:text-properties fo:font-weight="normal" officeooo:rsid="00088026" officeooo:paragraph-rsid="00098488" style:font-weight-asian="normal" style:font-weight-complex="normal"/>
    </style:style>
    <style:style style:name="P8" style:family="paragraph" style:parent-style-name="Standard">
      <style:text-properties officeooo:rsid="000a5cd5" officeooo:paragraph-rsid="00098488"/>
    </style:style>
    <style:style style:name="P9" style:family="paragraph" style:parent-style-name="Standard">
      <style:text-properties officeooo:rsid="00069dc5" officeooo:paragraph-rsid="00098488"/>
    </style:style>
    <style:style style:name="P10" style:family="paragraph" style:parent-style-name="Standard">
      <style:text-properties officeooo:rsid="0007e30f" officeooo:paragraph-rsid="00098488"/>
    </style:style>
    <style:style style:name="P11" style:family="paragraph" style:parent-style-name="Standard">
      <style:text-properties officeooo:rsid="001f5bb8" officeooo:paragraph-rsid="00098488"/>
    </style:style>
    <style:style style:name="P12" style:family="paragraph" style:parent-style-name="Standard">
      <style:text-properties officeooo:paragraph-rsid="00098488"/>
    </style:style>
    <style:style style:name="P13" style:family="paragraph">
      <style:paragraph-properties fo:text-align="center"/>
    </style:style>
    <style:style style:name="T1" style:family="text">
      <style:text-properties officeooo:rsid="00069dc5"/>
    </style:style>
    <style:style style:name="T2" style:family="text">
      <style:text-properties officeooo:rsid="002b79d5"/>
    </style:style>
    <style:style style:name="T3" style:family="text">
      <style:text-properties officeooo:rsid="002ce12a"/>
    </style:style>
    <style:style style:name="T4" style:family="text">
      <style:text-properties officeooo:rsid="00081d5e"/>
    </style:style>
    <style:style style:name="T5" style:family="text">
      <style:text-properties officeooo:rsid="00096f88"/>
    </style:style>
    <style:style style:name="T6" style:family="text">
      <style:text-properties officeooo:rsid="00055c31"/>
    </style:style>
    <style:style style:name="gr1" style:family="graphic">
      <style:graphic-properties draw:stroke="dash" draw:stroke-dash="Dashed_20__28_var_29__20_4" svg:stroke-width="0.99pt" svg:stroke-color="#000000" svg:stroke-opacity="0%" draw:stroke-linejoin="miter" draw:fill-color="#00cc00" draw:opacity="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2.01pt" svg:stroke-color="#000000" svg:stroke-opacity="100%" draw:stroke-linejoin="round" svg:stroke-linecap="butt" draw:textarea-horizontal-align="center" draw:textarea-vertical-align="middle" fo:padding-top="0.99pt" fo:padding-bottom="0.99pt" fo:padding-left="0.99pt" fo:padding-right="0.9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13" drawooo:display="printer" svg:width="0pt" svg:height="0pt" svg:x="450pt" svg:y="594.96pt" svg:viewBox="0 0 0 0" draw:points="0,0">
        <text:p/>
      </draw:polygon>
      <draw:path text:anchor-type="page" text:anchor-page-number="0" draw:z-index="1" draw:name="actual" draw:style-name="gr2" draw:text-style-name="P13" svg:width="553.01pt" svg:height="114.97pt" draw:transform="rotate (1.5707963267949) translate (379.95pt 615.8pt)" svg:viewBox="0 0 19510 4057" svg:d="M17844 4h1666l-832 1442-833-1442M15374 0h1251v1251h-1251zM12906 0h1001l308 951-809 587-810-587 309-951M10435 0h833l416 721-416 722h-833l-416-722zM7967 0h715l444 559-158 697-644 310-644-310-159-697zM5496 2h625l442 443v624l-442 443h-625l-442-443v-624zM3029 0h555l425 356 97 547-277 482-522 190-522-190-277-482 97-547 425-356M559 0h499l404 295 155 476-155 476-404 295h-499l-404-295-155-476 155-476zM18022 2469h455l383 246 188 412-65 450-298 344-436 129-435-129-299-344-65-450 189-412zM15550 2471h417l361 208 208 362v416l-208 362-361 208h-417l-361-208-208-362v-416l208-362zM13083 2469h384l341 179 218 315 46 381-136 360-287 256-374 92-374-92-287-256-136-360 46-381 218-317 341-178M10612 2471h356l321 155 222 279 80 348-80 347-222 279-321 155h-356l-321-155-223-279-79-347 79-348 223-279zM8142 2471h333l306 136 222 247 102 317-35 332-166 289-270 196-326 69-326-69-270-196-166-289-35-332 102-317 222-247 305-136M5674 2471h313l289 120 220 221 120 289v312l-120 289-220 221-289 120h-313l-289-120-220-221-120-289v-312l120-289 220-221zM3205 2471h295l273 106 217 198 130 262 27 293-81 282-178 235-251 155-289 55-289-55-251-155-176-235-81-282 28-293 130-262 217-198 275-106M736 2471h276l262 95 213 179 139 240 48 273-48 273-139 240-213 178-262 96h-276l-262-96-213-178-139-240-48-273 48-273 139-240 213-179z">
        <text:p/>
      </draw:path>
      <text:p text:style-name="P12">CLEARSCREEN</text:p>
      <text:p text:style-name="P2">HOME</text:p>
      <text:p text:style-name="P3">PENUP</text:p>
      <text:p text:style-name="P3">PEN<text:span text:style-name="T1">SIZE 2</text:span></text:p>
      <text:p text:style-name="P4">P = <text:span text:style-name="T1">50</text:span>mm</text:p>
      <text:p text:style-name="P5">NP = 8</text:p>
      <text:p text:style-name="P6">PENUP</text:p>
      <text:p text:style-name="P8"/>
      <text:p text:style-name="P9">REPEAT 2 [<text:tab/><text:tab/><text:tab/>; <text:span text:style-name="T2">ciclo sulle colonne</text:span></text:p>
      <text:p text:style-name="P9"/>
      <text:p text:style-name="P9">; <text:span text:style-name="T2">memorizzo in REPCOUNT2 il contatore del ciclo</text:span></text:p>
      <text:p text:style-name="P9">; <text:span text:style-name="T3">esterno sulle colonne di poligoni</text:span></text:p>
      <text:p text:style-name="P9"/>
      <text:p text:style-name="P9"><text:tab/><text:span text:style-name="T4">REPCOUNT2 =REPCOUNT</text:span></text:p>
      <text:p text:style-name="P10"><text:tab/>REPEAT <text:span text:style-name="T5">NP</text:span> [<text:tab/><text:tab/>; <text:span text:style-name="T2">ciclo sui poligoni</text:span></text:p>
      <text:p text:style-name="P7"><text:tab/><text:tab/>N = (REPCOUNT2-1)*NP+REPCOUNT+2</text:p>
      <text:p text:style-name="P10"><text:tab/><text:tab/>L = P/N</text:p>
      <text:p text:style-name="P10"><text:tab/><text:tab/>A = 360/N</text:p>
      <text:p text:style-name="P10"><text:tab/><text:tab/><text:span text:style-name="T6">POSITION [380+(REPCOUNT2-1)*70, ~</text:span></text:p>
      <text:p text:style-name="P3"><text:tab/><text:tab/><text:tab/>110+(REPCOUNT-1)*70 ~</text:p>
      <text:p text:style-name="P3"><text:tab/><text:tab/><text:tab/>-(REPCOUNT2-1)*5]</text:p>
      <text:p text:style-name="P9"><text:tab/><text:tab/>HEADING 0</text:p>
      <text:p text:style-name="P10"><text:tab/><text:tab/><text:span text:style-name="T6">PENDOWN</text:span></text:p>
      <text:p text:style-name="P11"><text:tab/><text:tab/>REPEAT N [<text:tab/>; <text:span text:style-name="T2">ciclo sui lati del poligono</text:span></text:p>
      <text:p text:style-name="P2"><text:tab/><text:tab/><text:tab/>FORWARD L RIGHT A</text:p>
      <text:p text:style-name="P11"><text:tab/><text:tab/>]</text:p>
      <text:p text:style-name="P11"><text:tab/><text:tab/><text:span text:style-name="T6">PENUP</text:span></text:p>
      <text:p text:style-name="P10"><text:tab/>]</text:p>
      <text:p text:style-name="P1">]</text:p>
      <text:p text:style-name="P1">HIDETURT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57pt" draw:distance="0.57pt"/>
    <draw:stroke-dash draw:name="Dashed_20__28_var_29__20_5" draw:display-name="Dashed (var) 5" draw:style="rect" draw:dots1="1" draw:distance="0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5:58.245774918</meta:creation-date>
    <dc:date>2016-08-12T19:47:45.432400754</dc:date>
    <meta:editing-duration>PT1M8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7" meta:word-count="78" meta:character-count="455" meta:non-whitespace-character-count="371"/>
  </office:meta>
</office:document-meta>
</file>